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4cm" draw:fill="none" draw:fill-image-width="0cm" draw:fill-image-height="0cm" draw:textarea-horizontal-align="center" draw:textarea-vertical-align="middle" fo:padding-top="0.325cm" fo:padding-bottom="0.325cm" fo:padding-left="0.45cm" fo:padding-right="0.4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11.101cm" svg:height="10.594cm" svg:x="6.523cm" svg:y="5.343cm" svg:viewBox="0 0 11102 10595" svg:d="M1174 4819c-106-824-1119-986-1142-1864-20-746 350-1443 902-1864 600-461 1244-941 2044-1022 661-67 1322-67 1984-60 647 5 1559-159 1864 721 207 597 403 1250 181 1864-269 742-1159 2069-1624 1504-502-611 1142-825 1804-1023 716-216 1494-80 2225-240 917-201 1310 654 1443 1263 133 611 279 1218 241 1864-46 780-587 1362-962 1984-404 666-1130 899-1804 1143-558 200-554-354-1203-902-656-554-1287 1114-1984 1623-589 430-1262 499-1924 602-611 95-1568 445-1865-181-332-701-589-1279-841-1984-226-628-629-1258-481-1924 165-753 1012-1123 1743-1083 647 34 1471 79 1804-721 245-594 1212-1124 1804-481 458 499 515 1174 662 1804 165 707-484 1687-1203 1202-545-369-1322-406-1563-1202-235-777 332-1574 1082-1624l601-241 602-60">
          <text:p/>
        </draw:path>
        <draw:path draw:style-name="gr1" draw:text-style-name="P1" draw:layer="layout" svg:width="10.523cm" svg:height="15.741cm" svg:x="3.976cm" svg:y="12.5cm" svg:viewBox="0 0 10524 15742" svg:d="M8478 48c855-283 1030 767 1323 1262 335 566 597 1191 662 1865 65 682 44 1363 60 2044 17 693-193 1369-481 1984-350 747-625 1539-1083 2225-450 674-745 1460-1383 1985-748 614-1414 1321-2225 1864-665 445-1335 881-2044 1263-618 333-1261 585-1924 781l-662 181-601 180-120 60">
          <text:p/>
        </draw:path>
        <draw:path draw:style-name="gr1" draw:text-style-name="P1" draw:layer="layout" svg:width="7.988cm" svg:height="4.191cm" svg:x="5.463cm" svg:y="17.794cm" svg:viewBox="0 0 7989 4192" svg:d="M7886 2350c428-800-590-1323-1142-1563-636-276-1322-404-1984-601-601-179-1240-142-1865-181-674-42-1312 182-1864 541-621 404-986 1092-1022 1804-27 558-48 1435 782 1504 685 57 1353 287 2044 300 620 11 1245 54 1864 0 631-55 1386 277 1865-360l360-602 421-361">
          <text:p/>
        </draw:path>
        <draw:path draw:style-name="gr1" draw:text-style-name="P1" draw:layer="layout" svg:width="6.731cm" svg:height="6.445cm" svg:x="13.53cm" svg:y="16.71cm" svg:viewBox="0 0 6732 6446" svg:d="M1383 3615c392-673 833-1317 1323-1925 473-586 1052-1182 1804-1322 616-115 1321-593 1864-241 539 349 312 1197 301 1804-11 621 93 1256-61 1864-177 696-587 1342-1142 1804-537 447-1220 748-1924 782-519 25-1259 321-1504-601-206-775-1427-575-1743-1384l-301-42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fo:text-align="end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6M59S</meta:editing-duration>
    <meta:editing-cycles>3</meta:editing-cycles>
    <meta:generator>OpenOffice/4.1.5$Win32 OpenOffice.org_project/415m1$Build-9789</meta:generator>
    <dc:date>2019-02-24T19:12:29.38</dc:date>
    <dc:creator>Meir Rose</dc:creator>
    <meta:document-statistic meta:object-count="4"/>
  </office:meta>
</office:document-meta>
</file>